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pt"/>
    </style:style>
    <style:style style:name="ce7" style:family="table-cell" style:parent-style-name="Default">
      <style:table-cell-properties fo:background-color="#99ff66" style:text-align-source="fix" style:repeat-content="false"/>
      <style:paragraph-properties fo:text-align="center" fo:margin-left="0pt"/>
      <style:text-properties fo:color="#99ff66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99ff66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style-name="ce9" office:value-type="string" calcext:value-type="string">
            <text:p>A4</text:p>
          </table:table-cell>
          <table:table-cell table:style-name="ce5"/>
          <table:table-cell table:style-name="ce10" office:value-type="string" calcext:value-type="string">
            <text:p>Key:</text:p>
          </table:table-cell>
        </table:table-row>
        <table:table-row table:style-name="ro1">
          <table:table-cell table:style-name="ce2" office:value-type="string" calcext:value-type="string">
            <text:p>UART</text:p>
          </table:table-cell>
          <table:table-cell table:style-name="ce5"/>
          <table:table-cell table:style-name="ce7"/>
          <table:table-cell table:style-name="ce5" table:number-columns-repeated="3"/>
          <table:table-cell table:style-name="ce11" office:value-type="string" calcext:value-type="string">
            <text:p>Works</text:p>
          </table:table-cell>
        </table:table-row>
        <table:table-row table:style-name="ro1">
          <table:table-cell table:style-name="ce2" office:value-type="string" calcext:value-type="string">
            <text:p>LC3</text:p>
          </table:table-cell>
          <table:table-cell table:style-name="ce5"/>
          <table:table-cell table:style-name="ce8"/>
          <table:table-cell table:style-name="ce5" table:number-columns-repeated="3"/>
          <table:table-cell table:style-name="ce12" office:value-type="string" calcext:value-type="string">
            <text:p>Does not work</text:p>
          </table:table-cell>
        </table:table-row>
        <table:table-row table:style-name="ro1">
          <table:table-cell table:style-name="ce2" office:value-type="string" calcext:value-type="string">
            <text:p>aes128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2" office:value-type="string" calcext:value-type="string">
            <text:p>ahbctrl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2" office:value-type="string" calcext:value-type="string">
            <text:p>ahbjtag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2" office:value-type="string" calcext:value-type="string">
            <text:p>ahbuar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mbe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pbctrl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tahost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basicrsa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cd_adde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ig_counte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ubblesor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ounte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pu808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es3_area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es3_perf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fadd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su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ixed_point_sqr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m_3d_cor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raphiti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rethm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high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rqmp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jpegencod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leon3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lfsr_randgen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3263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ctrl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d5_pipelined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edian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ips_1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peg2fpga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sp430_vhdl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atalius_8bit_ris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eo43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ci_mini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id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id_simpl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otato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wm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quadratic_fun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andom_pule_generato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ap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ha3_high_throughpu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ha3_low_throughpu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imon_cor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pimctrl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udoku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iny_encryption_algorithmy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uart2spi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vga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wb_lcd</text:p>
          </table:table-cell>
          <table:table-cell table:number-columns-repeated="6"/>
        </table:table-row>
        <table:table-row table:style-name="ro1" table:number-rows-repeated="10485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4:05:35.365584298</meta:creation-date>
    <dc:date>2018-12-17T14:34:11.379188655</dc:date>
    <meta:editing-duration>PT8M15S</meta:editing-duration>
    <meta:editing-cycles>1</meta:editing-cycles>
    <meta:document-statistic meta:table-count="1" meta:cell-count="63" meta:object-count="0"/>
    <meta:generator>LibreOffice/5.1.6.2$Linux_X86_64 LibreOffice_project/10m0$Build-2</meta:generator>
  </office:meta>
</office:document-meta>
</file>